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7eb" officeooo:paragraph-rsid="001aa7eb"/>
    </style:style>
    <style:style style:name="P2" style:family="paragraph" style:parent-style-name="Standard">
      <style:text-properties officeooo:rsid="001b318c" officeooo:paragraph-rsid="001b31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from the classifiers: </text:p>
      <text:p text:style-name="P1"/>
      <text:p text:style-name="P1"/>
      <text:p text:style-name="P1">GaussianNB (): </text:p>
      <text:p text:style-name="P1"/>
      <text:p text:style-name="P1"><text:tab/>Accuracy: 0.84800<text:tab/>Precision: 0.44839<text:tab/>Recall: 0.27800<text:tab/>F1: 0.34321<text:tab/>F2: 0.30087</text:p>
      <text:p text:style-name="P1"><text:tab/>Total predictions: 14000<text:tab/>True positives: <text:s/>556<text:tab/>False positives: <text:s/>684<text:tab/>False negatives: 1444<text:tab/>True negatives: 11316</text:p>
      <text:p text:style-name="P1"/>
      <text:p text:style-name="P1"/>
      <text:p text:style-name="P1"/>
      <text:p text:style-name="P1">SVC()</text:p>
      <text:p text:style-name="P1"/>
      <text:p text:style-name="P1">RandomForestClassifier()</text:p>
      <text:p text:style-name="P1"/>
      <text:p text:style-name="P1"><text:tab/>Accuracy: 0.82921<text:tab/>Precision: 0.30777<text:tab/>Recall: 0.15650<text:tab/>F1: 0.20749<text:tab/>F2: 0.17356</text:p>
      <text:p text:style-name="P1"><text:tab/>Total predictions: 14000<text:tab/>True positives: <text:s/>313<text:tab/>False positives: <text:s/>704<text:tab/>False negatives: 1687<text:tab/>True negatives: 11296</text:p>
      <text:p text:style-name="P1"/>
      <text:p text:style-name="P1"/>
      <text:p text:style-name="P1">KneighborsClassifier()</text:p>
      <text:p text:style-name="P1"><text:tab/>Accuracy: 0.84664<text:tab/>Precision: 0.27523<text:tab/>Recall: 0.04500<text:tab/>F1: 0.07735<text:tab/>F2: 0.05404</text:p>
      <text:p text:style-name="P1"><text:tab/>Total predictions: 14000<text:tab/>True positives: <text:s text:c="2"/>90<text:tab/>False positives: <text:s/>237<text:tab/>False negatives: 1910<text:tab/>True negatives: 11763</text:p>
      <text:p text:style-name="P1"/>
      <text:p text:style-name="P1"/>
      <text:p text:style-name="P1"/>
      <text:p text:style-name="P2">DecisionTreeClassfier()</text:p>
      <text:p text:style-name="P2"/>
      <text:p text:style-name="P2"><text:tab/>Accuracy: 0.79700<text:tab/>Precision: 0.30916<text:tab/>Recall: 0.34100<text:tab/>F1: 0.32430<text:tab/>F2: 0.33412</text:p>
      <text:p text:style-name="P2"><text:tab/>Total predictions: 14000<text:tab/>True positives: <text:s/>682<text:tab/>False positives: 1524<text:tab/>False negatives: 1318<text:tab/>True negatives: 1047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22:56:52.400237036</meta:creation-date>
    <dc:date>2018-09-20T00:38:22.108120229</dc:date>
    <meta:editing-duration>PT1H1M9S</meta:editing-duration>
    <meta:editing-cycles>1</meta:editing-cycles>
    <meta:document-statistic meta:table-count="0" meta:image-count="0" meta:object-count="0" meta:page-count="1" meta:paragraph-count="14" meta:word-count="110" meta:character-count="875" meta:non-whitespace-character-count="761"/>
    <meta:generator>LibreOffice/6.0.3.2$Linux_X86_64 LibreOffice_project/00m0$Build-2</meta:generator>
  </office:meta>
</office:document-meta>
</file>